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9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5" table:default-cell-style-name="ce20"/>
        <table:table-column table:style-name="co20" table:number-columns-repeated="226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2"/>
            <table:table-cell table:style-name="ce32" table:number-columns-repeated="9"/>
            <table:table-cell table:style-name="ce48" office:value-type="string" calcext:value-type="string" table:number-columns-spanned="9" table:number-rows-spanned="1">
              <text:p>中 華 民 國 103 年 7 月 份</text:p>
            </table:table-cell>
            <table:covered-table-cell table:number-columns-repeated="8" table:style-name="ce48"/>
            <table:table-cell table:style-name="ce51" table:number-columns-repeated="2"/>
            <table:table-cell table:style-name="ce32" table:number-columns-repeated="8"/>
            <table:table-cell table:style-name="ce54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3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3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5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5"/>
            <table:covered-table-cell table:style-name="ce53"/>
            <table:table-cell table:style-name="ce55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4"/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4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4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6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7"/>
            <table:covered-table-cell table:style-name="ce49"/>
            <table:table-cell table:style-name="ce34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4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4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4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6"/>
            <table:table-cell table:number-columns-repeated="993"/>
          </table:table-row>
          <table:table-row table:style-name="ro3">
            <table:covered-table-cell table:style-name="ce4"/>
            <table:covered-table-cell table:style-name="ce24"/>
            <table:covered-table-cell table:number-columns-repeated="2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5"/>
            <table:table-cell table:style-name="ce34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4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4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5"/>
            <table:covered-table-cell table:style-name="ce56"/>
            <table:table-cell table:number-columns-repeated="993"/>
          </table:table-row>
          <table:table-row table:style-name="ro4">
            <table:covered-table-cell table:style-name="ce5"/>
            <table:covered-table-cell table:style-name="ce25"/>
            <table:covered-table-cell table:number-columns-repeated="28" table:style-name="ce36"/>
            <table:table-cell table:style-name="ce57" office:value-type="string" calcext:value-type="string">
              <text:p>(<text:span text:style-name="T5">遷入–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6" office:value-type="string" calcext:value-type="string">
            <text:p>計</text:p>
          </table:table-cell>
          <table:table-cell table:style-name="ce37" office:value-type="float" office:value="104599" calcext:value-type="float">
            <text:p><text:s text:c="3"/>104,599</text:p>
          </table:table-cell>
          <table:table-cell table:style-name="ce37" office:value-type="float" office:value="3910" calcext:value-type="float">
            <text:p><text:s text:c="3"/>3,910</text:p>
          </table:table-cell>
          <table:table-cell table:style-name="ce37" office:value-type="float" office:value="9979" calcext:value-type="float">
            <text:p><text:s text:c="3"/>9,979</text:p>
          </table:table-cell>
          <table:table-cell table:style-name="ce37" office:value-type="float" office:value="7974" calcext:value-type="float">
            <text:p><text:s text:c="3"/>7,974</text:p>
          </table:table-cell>
          <table:table-cell table:style-name="ce37" office:value-type="float" office:value="3877" calcext:value-type="float">
            <text:p><text:s text:c="3"/>3,877</text:p>
          </table:table-cell>
          <table:table-cell table:style-name="ce37" office:value-type="float" office:value="2400" calcext:value-type="float">
            <text:p><text:s text:c="3"/>2,400</text:p>
          </table:table-cell>
          <table:table-cell table:style-name="ce37" office:value-type="float" office:value="3941" calcext:value-type="float">
            <text:p><text:s text:c="3"/>3,941</text:p>
          </table:table-cell>
          <table:table-cell table:style-name="ce37" office:value-type="float" office:value="11285" calcext:value-type="float">
            <text:p><text:s text:c="3"/>11,285</text:p>
          </table:table-cell>
          <table:table-cell table:style-name="ce37" office:value-type="float" office:value="348" calcext:value-type="float">
            <text:p><text:s text:c="3"/>348</text:p>
          </table:table-cell>
          <table:table-cell table:style-name="ce39" office:value-type="float" office:value="8" calcext:value-type="float">
            <text:p>8</text:p>
          </table:table-cell>
          <table:table-cell table:style-name="ce37" office:value-type="float" office:value="7728" calcext:value-type="float">
            <text:p><text:s text:c="3"/>7,728</text:p>
          </table:table-cell>
          <table:table-cell table:style-name="ce37" office:value-type="float" office:value="51125" calcext:value-type="float">
            <text:p><text:s text:c="3"/>51,125</text:p>
          </table:table-cell>
          <table:table-cell table:style-name="ce37" office:value-type="float" office:value="1988" calcext:value-type="float">
            <text:p><text:s text:c="3"/>1,988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101940" calcext:value-type="float">
            <text:p><text:s text:c="3"/>101,940</text:p>
          </table:table-cell>
          <table:table-cell table:style-name="ce37" office:value-type="float" office:value="3215" calcext:value-type="float">
            <text:p><text:s text:c="3"/>3,215</text:p>
          </table:table-cell>
          <table:table-cell table:style-name="ce37" office:value-type="float" office:value="9255" calcext:value-type="float">
            <text:p><text:s text:c="3"/>9,255</text:p>
          </table:table-cell>
          <table:table-cell table:style-name="ce37" office:value-type="float" office:value="7785" calcext:value-type="float">
            <text:p><text:s text:c="3"/>7,785</text:p>
          </table:table-cell>
          <table:table-cell table:style-name="ce37" office:value-type="float" office:value="4253" calcext:value-type="float">
            <text:p><text:s text:c="3"/>4,253</text:p>
          </table:table-cell>
          <table:table-cell table:style-name="ce37" office:value-type="float" office:value="2169" calcext:value-type="float">
            <text:p><text:s text:c="3"/>2,169</text:p>
          </table:table-cell>
          <table:table-cell table:style-name="ce37" office:value-type="float" office:value="3437" calcext:value-type="float">
            <text:p><text:s text:c="3"/>3,437</text:p>
          </table:table-cell>
          <table:table-cell table:style-name="ce37" office:value-type="float" office:value="11947" calcext:value-type="float">
            <text:p><text:s text:c="3"/>11,947</text:p>
          </table:table-cell>
          <table:table-cell table:style-name="ce37" office:value-type="float" office:value="958" calcext:value-type="float">
            <text:p><text:s text:c="3"/>958</text:p>
          </table:table-cell>
          <table:table-cell table:style-name="ce39" office:value-type="float" office:value="0" calcext:value-type="float">
            <text:p>-</text:p>
          </table:table-cell>
          <table:table-cell table:style-name="ce37" office:value-type="float" office:value="7728" calcext:value-type="float">
            <text:p><text:s text:c="3"/>7,728</text:p>
          </table:table-cell>
          <table:table-cell table:style-name="ce37" office:value-type="float" office:value="51125" calcext:value-type="float">
            <text:p><text:s text:c="3"/>51,125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48" calcext:value-type="float">
            <text:p><text:s text:c="3"/>48</text:p>
          </table:table-cell>
          <table:table-cell table:style-name="ce58" office:value-type="float" office:value="2659" calcext:value-type="float">
            <text:p>2,659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7" office:value-type="string" calcext:value-type="string">
            <text:p>男</text:p>
          </table:table-cell>
          <table:table-cell table:style-name="ce37" office:value-type="float" office:value="47847" calcext:value-type="float">
            <text:p><text:s text:c="3"/>47,847</text:p>
          </table:table-cell>
          <table:table-cell table:style-name="ce37" office:value-type="float" office:value="1786" calcext:value-type="float">
            <text:p><text:s text:c="3"/>1,786</text:p>
          </table:table-cell>
          <table:table-cell table:style-name="ce37" office:value-type="float" office:value="4749" calcext:value-type="float">
            <text:p><text:s text:c="3"/>4,749</text:p>
          </table:table-cell>
          <table:table-cell table:style-name="ce37" office:value-type="float" office:value="3748" calcext:value-type="float">
            <text:p><text:s text:c="3"/>3,748</text:p>
          </table:table-cell>
          <table:table-cell table:style-name="ce37" office:value-type="float" office:value="1748" calcext:value-type="float">
            <text:p><text:s text:c="3"/>1,748</text:p>
          </table:table-cell>
          <table:table-cell table:style-name="ce37" office:value-type="float" office:value="1110" calcext:value-type="float">
            <text:p><text:s text:c="3"/>1,110</text:p>
          </table:table-cell>
          <table:table-cell table:style-name="ce37" office:value-type="float" office:value="1875" calcext:value-type="float">
            <text:p><text:s text:c="3"/>1,875</text:p>
          </table:table-cell>
          <table:table-cell table:style-name="ce37" office:value-type="float" office:value="5250" calcext:value-type="float">
            <text:p><text:s text:c="3"/>5,250</text:p>
          </table:table-cell>
          <table:table-cell table:style-name="ce37" office:value-type="float" office:value="204" calcext:value-type="float">
            <text:p><text:s text:c="3"/>204</text:p>
          </table:table-cell>
          <table:table-cell table:style-name="ce40" office:value-type="float" office:value="2" calcext:value-type="float">
            <text:p>2</text:p>
          </table:table-cell>
          <table:table-cell table:style-name="ce37" office:value-type="float" office:value="3566" calcext:value-type="float">
            <text:p><text:s text:c="3"/>3,566</text:p>
          </table:table-cell>
          <table:table-cell table:style-name="ce37" office:value-type="float" office:value="23255" calcext:value-type="float">
            <text:p><text:s text:c="3"/>23,255</text:p>
          </table:table-cell>
          <table:table-cell table:style-name="ce37" office:value-type="float" office:value="537" calcext:value-type="float">
            <text:p><text:s text:c="3"/>537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6991" calcext:value-type="float">
            <text:p><text:s text:c="3"/>46,991</text:p>
          </table:table-cell>
          <table:table-cell table:style-name="ce37" office:value-type="float" office:value="1457" calcext:value-type="float">
            <text:p><text:s text:c="3"/>1,457</text:p>
          </table:table-cell>
          <table:table-cell table:style-name="ce37" office:value-type="float" office:value="4257" calcext:value-type="float">
            <text:p><text:s text:c="3"/>4,257</text:p>
          </table:table-cell>
          <table:table-cell table:style-name="ce37" office:value-type="float" office:value="3691" calcext:value-type="float">
            <text:p><text:s text:c="3"/>3,691</text:p>
          </table:table-cell>
          <table:table-cell table:style-name="ce37" office:value-type="float" office:value="1948" calcext:value-type="float">
            <text:p><text:s text:c="3"/>1,948</text:p>
          </table:table-cell>
          <table:table-cell table:style-name="ce37" office:value-type="float" office:value="986" calcext:value-type="float">
            <text:p><text:s text:c="3"/>986</text:p>
          </table:table-cell>
          <table:table-cell table:style-name="ce37" office:value-type="float" office:value="1610" calcext:value-type="float">
            <text:p><text:s text:c="3"/>1,610</text:p>
          </table:table-cell>
          <table:table-cell table:style-name="ce37" office:value-type="float" office:value="5715" calcext:value-type="float">
            <text:p><text:s text:c="3"/>5,715</text:p>
          </table:table-cell>
          <table:table-cell table:style-name="ce37" office:value-type="float" office:value="477" calcext:value-type="float">
            <text:p><text:s text:c="3"/>47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566" calcext:value-type="float">
            <text:p><text:s text:c="3"/>3,566</text:p>
          </table:table-cell>
          <table:table-cell table:style-name="ce37" office:value-type="float" office:value="23255" calcext:value-type="float">
            <text:p><text:s text:c="3"/>23,25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59" office:value-type="float" office:value="856" calcext:value-type="float">
            <text:p>856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38" office:value-type="float" office:value="56752" calcext:value-type="float">
            <text:p><text:s text:c="3"/>56,752</text:p>
          </table:table-cell>
          <table:table-cell table:style-name="ce38" office:value-type="float" office:value="2124" calcext:value-type="float">
            <text:p><text:s text:c="3"/>2,124</text:p>
          </table:table-cell>
          <table:table-cell table:style-name="ce38" office:value-type="float" office:value="5230" calcext:value-type="float">
            <text:p><text:s text:c="3"/>5,230</text:p>
          </table:table-cell>
          <table:table-cell table:style-name="ce38" office:value-type="float" office:value="4226" calcext:value-type="float">
            <text:p><text:s text:c="3"/>4,226</text:p>
          </table:table-cell>
          <table:table-cell table:style-name="ce38" office:value-type="float" office:value="2129" calcext:value-type="float">
            <text:p><text:s text:c="3"/>2,129</text:p>
          </table:table-cell>
          <table:table-cell table:style-name="ce38" office:value-type="float" office:value="1290" calcext:value-type="float">
            <text:p><text:s text:c="3"/>1,290</text:p>
          </table:table-cell>
          <table:table-cell table:style-name="ce38" office:value-type="float" office:value="2066" calcext:value-type="float">
            <text:p><text:s text:c="3"/>2,066</text:p>
          </table:table-cell>
          <table:table-cell table:style-name="ce38" office:value-type="float" office:value="6035" calcext:value-type="float">
            <text:p><text:s text:c="3"/>6,035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41" office:value-type="float" office:value="6" calcext:value-type="float">
            <text:p>6</text:p>
          </table:table-cell>
          <table:table-cell table:style-name="ce38" office:value-type="float" office:value="4162" calcext:value-type="float">
            <text:p><text:s text:c="3"/>4,162</text:p>
          </table:table-cell>
          <table:table-cell table:style-name="ce38" office:value-type="float" office:value="27870" calcext:value-type="float">
            <text:p><text:s text:c="3"/>27,870</text:p>
          </table:table-cell>
          <table:table-cell table:style-name="ce38" office:value-type="float" office:value="1451" calcext:value-type="float">
            <text:p><text:s text:c="3"/>1,451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54949" calcext:value-type="float">
            <text:p><text:s text:c="3"/>54,949</text:p>
          </table:table-cell>
          <table:table-cell table:style-name="ce38" office:value-type="float" office:value="1758" calcext:value-type="float">
            <text:p><text:s text:c="3"/>1,758</text:p>
          </table:table-cell>
          <table:table-cell table:style-name="ce38" office:value-type="float" office:value="4998" calcext:value-type="float">
            <text:p><text:s text:c="3"/>4,998</text:p>
          </table:table-cell>
          <table:table-cell table:style-name="ce38" office:value-type="float" office:value="4094" calcext:value-type="float">
            <text:p><text:s text:c="3"/>4,094</text:p>
          </table:table-cell>
          <table:table-cell table:style-name="ce38" office:value-type="float" office:value="2305" calcext:value-type="float">
            <text:p><text:s text:c="3"/>2,305</text:p>
          </table:table-cell>
          <table:table-cell table:style-name="ce38" office:value-type="float" office:value="1183" calcext:value-type="float">
            <text:p><text:s text:c="3"/>1,183</text:p>
          </table:table-cell>
          <table:table-cell table:style-name="ce38" office:value-type="float" office:value="1827" calcext:value-type="float">
            <text:p><text:s text:c="3"/>1,827</text:p>
          </table:table-cell>
          <table:table-cell table:style-name="ce38" office:value-type="float" office:value="6232" calcext:value-type="float">
            <text:p><text:s text:c="3"/>6,23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41" office:value-type="float" office:value="0" calcext:value-type="float">
            <text:p>-</text:p>
          </table:table-cell>
          <table:table-cell table:style-name="ce38" office:value-type="float" office:value="4162" calcext:value-type="float">
            <text:p><text:s text:c="3"/>4,162</text:p>
          </table:table-cell>
          <table:table-cell table:style-name="ce38" office:value-type="float" office:value="27870" calcext:value-type="float">
            <text:p><text:s text:c="3"/>27,870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59" office:value-type="float" office:value="1803" calcext:value-type="float">
            <text:p>1,803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7551" calcext:value-type="float">
            <text:p>17,551</text:p>
          </table:table-cell>
          <table:table-cell table:style-name="ce39" office:value-type="float" office:value="829" calcext:value-type="float">
            <text:p>82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857" calcext:value-type="float">
            <text:p>4,857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421" calcext:value-type="float">
            <text:p>421</text:p>
          </table:table-cell>
          <table:table-cell table:style-name="ce39" office:value-type="float" office:value="3225" calcext:value-type="float">
            <text:p>3,22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066" calcext:value-type="float">
            <text:p>7,066</text:p>
          </table:table-cell>
          <table:table-cell table:style-name="ce39" office:value-type="float" office:value="397" calcext:value-type="float">
            <text:p>397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7778" calcext:value-type="float">
            <text:p>17,778</text:p>
          </table:table-cell>
          <table:table-cell table:style-name="ce39" office:value-type="float" office:value="722" calcext:value-type="float">
            <text:p>72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141" calcext:value-type="float">
            <text:p>4,141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261" calcext:value-type="float">
            <text:p>261</text:p>
          </table:table-cell>
          <table:table-cell table:style-name="ce39" office:value-type="float" office:value="427" calcext:value-type="float">
            <text:p>427</text:p>
          </table:table-cell>
          <table:table-cell table:style-name="ce39" office:value-type="float" office:value="4391" calcext:value-type="float">
            <text:p>4,391</text:p>
          </table:table-cell>
          <table:table-cell table:style-name="ce39" office:value-type="float" office:value="279" calcext:value-type="float">
            <text:p>27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7066" calcext:value-type="float">
            <text:p>7,066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4" calcext:value-type="float">
            <text:p>4</text:p>
          </table:table-cell>
          <table:table-cell table:style-name="ce58" office:value-type="float" office:value="-227" calcext:value-type="float">
            <text:p><text:s/>－227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7923" calcext:value-type="float">
            <text:p>7,923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56" calcext:value-type="float">
            <text:p>2,256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1487" calcext:value-type="float">
            <text:p>1,487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63" calcext:value-type="float">
            <text:p>3,163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8243" calcext:value-type="float">
            <text:p>8,243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48" calcext:value-type="float">
            <text:p>1,948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2127" calcext:value-type="float">
            <text:p>2,127</text:p>
          </table:table-cell>
          <table:table-cell table:style-name="ce40" office:value-type="float" office:value="131" calcext:value-type="float">
            <text:p>13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163" calcext:value-type="float">
            <text:p>3,16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59" office:value-type="float" office:value="-320" calcext:value-type="float">
            <text:p><text:s/>－320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28" office:value-type="string" calcext:value-type="string">
            <text:p>女</text:p>
          </table:table-cell>
          <table:table-cell table:style-name="ce41" office:value-type="float" office:value="9628" calcext:value-type="float">
            <text:p>9,628</text:p>
          </table:table-cell>
          <table:table-cell table:style-name="ce41" office:value-type="float" office:value="452" calcext:value-type="float">
            <text:p>4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03" calcext:value-type="float">
            <text:p>3,903</text:p>
          </table:table-cell>
          <table:table-cell table:style-name="ce41" office:value-type="float" office:value="272" calcext:value-type="float">
            <text:p>27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9535" calcext:value-type="float">
            <text:p>9,535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2264" calcext:value-type="float">
            <text:p>2,264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903" calcext:value-type="float">
            <text:p>3,90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93" calcext:value-type="float">
            <text:p>93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6" office:value-type="string" calcext:value-type="string">
            <text:p>計</text:p>
          </table:table-cell>
          <table:table-cell table:style-name="ce39" office:value-type="float" office:value="15405" calcext:value-type="float">
            <text:p>15,405</text:p>
          </table:table-cell>
          <table:table-cell table:style-name="ce39" office:value-type="float" office:value="1177" calcext:value-type="float">
            <text:p>1,177</text:p>
          </table:table-cell>
          <table:table-cell table:style-name="ce39" office:value-type="float" office:value="4141" calcext:value-type="float">
            <text:p>4,14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475" calcext:value-type="float">
            <text:p>475</text:p>
          </table:table-cell>
          <table:table-cell table:style-name="ce39" office:value-type="float" office:value="2377" calcext:value-type="float">
            <text:p>2,377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027" calcext:value-type="float">
            <text:p>6,027</text:p>
          </table:table-cell>
          <table:table-cell table:style-name="ce39" office:value-type="float" office:value="411" calcext:value-type="float">
            <text:p>411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5051" calcext:value-type="float">
            <text:p>15,051</text:p>
          </table:table-cell>
          <table:table-cell table:style-name="ce39" office:value-type="float" office:value="1033" calcext:value-type="float">
            <text:p>1,033</text:p>
          </table:table-cell>
          <table:table-cell table:style-name="ce39" office:value-type="float" office:value="4857" calcext:value-type="float">
            <text:p>4,85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198" calcext:value-type="float">
            <text:p>2,198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6027" calcext:value-type="float">
            <text:p>6,02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" calcext:value-type="float">
            <text:p>11</text:p>
          </table:table-cell>
          <table:table-cell table:style-name="ce58" office:value-type="float" office:value="354" calcext:value-type="float">
            <text:p>354</text:p>
          </table:table-cell>
          <table:table-cell table:style-name="ce66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7135" calcext:value-type="float">
            <text:p>7,135</text:p>
          </table:table-cell>
          <table:table-cell table:style-name="ce40" office:value-type="float" office:value="528" calcext:value-type="float">
            <text:p>528</text:p>
          </table:table-cell>
          <table:table-cell table:style-name="ce40" office:value-type="float" office:value="1948" calcext:value-type="float">
            <text:p>1,94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134" calcext:value-type="float">
            <text:p>1,134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46" calcext:value-type="float">
            <text:p>2,746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6970" calcext:value-type="float">
            <text:p>6,970</text:p>
          </table:table-cell>
          <table:table-cell table:style-name="ce40" office:value-type="float" office:value="469" calcext:value-type="float">
            <text:p>469</text:p>
          </table:table-cell>
          <table:table-cell table:style-name="ce40" office:value-type="float" office:value="2256" calcext:value-type="float">
            <text:p>2,25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746" calcext:value-type="float">
            <text:p>2,74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59" office:value-type="float" office:value="165" calcext:value-type="float">
            <text:p>165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8270" calcext:value-type="float">
            <text:p>8,270</text:p>
          </table:table-cell>
          <table:table-cell table:style-name="ce41" office:value-type="float" office:value="649" calcext:value-type="float">
            <text:p>649</text:p>
          </table:table-cell>
          <table:table-cell table:style-name="ce41" office:value-type="float" office:value="2193" calcext:value-type="float">
            <text:p>2,1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9" calcext:value-type="float">
            <text:p>1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281" calcext:value-type="float">
            <text:p>3,281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8081" calcext:value-type="float">
            <text:p>8,081</text:p>
          </table:table-cell>
          <table:table-cell table:style-name="ce41" office:value-type="float" office:value="564" calcext:value-type="float">
            <text:p>564</text:p>
          </table:table-cell>
          <table:table-cell table:style-name="ce41" office:value-type="float" office:value="2601" calcext:value-type="float">
            <text:p>2,6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48" calcext:value-type="float">
            <text:p>4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3281" calcext:value-type="float">
            <text:p>3,28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8" calcext:value-type="float">
            <text:p>8</text:p>
          </table:table-cell>
          <table:table-cell table:style-name="ce59" office:value-type="float" office:value="189" calcext:value-type="float">
            <text:p>189</text:p>
          </table:table-cell>
          <table:table-cell table:style-name="ce66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13101" calcext:value-type="float">
            <text:p>13,101</text:p>
          </table:table-cell>
          <table:table-cell table:style-name="ce39" office:value-type="float" office:value="369" calcext:value-type="float">
            <text:p>369</text:p>
          </table:table-cell>
          <table:table-cell table:style-name="ce39" office:value-type="float" office:value="480" calcext:value-type="float">
            <text:p>480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344" calcext:value-type="float">
            <text:p>344</text:p>
          </table:table-cell>
          <table:table-cell table:style-name="ce39" office:value-type="float" office:value="2791" calcext:value-type="float">
            <text:p>2,791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289" calcext:value-type="float">
            <text:p>8,289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12473" calcext:value-type="float">
            <text:p>12,473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441" calcext:value-type="float">
            <text:p>441</text:p>
          </table:table-cell>
          <table:table-cell table:style-name="ce39" office:value-type="float" office:value="445" calcext:value-type="float">
            <text:p>44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276" calcext:value-type="float">
            <text:p>276</text:p>
          </table:table-cell>
          <table:table-cell table:style-name="ce39" office:value-type="float" office:value="2420" calcext:value-type="float">
            <text:p>2,420</text:p>
          </table:table-cell>
          <table:table-cell table:style-name="ce39" office:value-type="float" office:value="98" calcext:value-type="float">
            <text:p>9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8289" calcext:value-type="float">
            <text:p>8,2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58" office:value-type="float" office:value="628" calcext:value-type="float">
            <text:p>628</text:p>
          </table:table-cell>
          <table:table-cell table:style-name="ce66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5897" calcext:value-type="float">
            <text:p>5,897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241" calcext:value-type="float">
            <text:p>241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728" calcext:value-type="float">
            <text:p>3,728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606" calcext:value-type="float">
            <text:p>5,606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728" calcext:value-type="float">
            <text:p>3,7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59" office:value-type="float" office:value="291" calcext:value-type="float">
            <text:p>291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7204" calcext:value-type="float">
            <text:p>7,204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61" calcext:value-type="float">
            <text:p>4,561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867" calcext:value-type="float">
            <text:p>6,867</text:p>
          </table:table-cell>
          <table:table-cell table:style-name="ce41" office:value-type="float" office:value="174" calcext:value-type="float">
            <text:p>174</text:p>
          </table:table-cell>
          <table:table-cell table:style-name="ce41" office:value-type="float" office:value="284" calcext:value-type="float">
            <text:p>284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1309" calcext:value-type="float">
            <text:p>1,309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561" calcext:value-type="float">
            <text:p>4,5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337" calcext:value-type="float">
            <text:p>337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7086" calcext:value-type="float">
            <text:p>7,086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261" calcext:value-type="float">
            <text:p>261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98" calcext:value-type="float">
            <text:p>698</text:p>
          </table:table-cell>
          <table:table-cell table:style-name="ce39" office:value-type="float" office:value="819" calcext:value-type="float">
            <text:p>819</text:p>
          </table:table-cell>
          <table:table-cell table:style-name="ce39" office:value-type="float" office:value="21" calcext:value-type="float">
            <text:p>2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586" calcext:value-type="float">
            <text:p>4,586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123" calcext:value-type="float">
            <text:p>7,123</text:p>
          </table:table-cell>
          <table:table-cell table:style-name="ce39" office:value-type="float" office:value="133" calcext:value-type="float">
            <text:p>133</text:p>
          </table:table-cell>
          <table:table-cell table:style-name="ce39" office:value-type="float" office:value="238" calcext:value-type="float">
            <text:p>238</text:p>
          </table:table-cell>
          <table:table-cell table:style-name="ce39" office:value-type="float" office:value="305" calcext:value-type="float">
            <text:p>305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893" calcext:value-type="float">
            <text:p>893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586" calcext:value-type="float">
            <text:p>4,58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58" office:value-type="float" office:value="-37" calcext:value-type="float">
            <text:p><text:s/>－37</text:p>
          </table:table-cell>
          <table:table-cell table:style-name="ce66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3200" calcext:value-type="float">
            <text:p>3,200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89" calcext:value-type="float">
            <text:p>89</text:p>
          </table:table-cell>
          <table:table-cell table:style-name="ce40" office:value-type="float" office:value="86" calcext:value-type="float">
            <text:p>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373" calcext:value-type="float">
            <text:p>373</text:p>
          </table:table-cell>
          <table:table-cell table:style-name="ce40" office:value-type="float" office:value="13" calcext:value-type="float">
            <text:p>1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093" calcext:value-type="float">
            <text:p>2,093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68" calcext:value-type="float">
            <text:p>3,26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093" calcext:value-type="float">
            <text:p>2,0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9" office:value-type="float" office:value="-68" calcext:value-type="float">
            <text:p><text:s/>－68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3886" calcext:value-type="float">
            <text:p>3,886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8" calcext:value-type="float">
            <text:p>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493" calcext:value-type="float">
            <text:p>2,493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5" calcext:value-type="float">
            <text:p>3,855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493" calcext:value-type="float">
            <text:p>2,49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59" office:value-type="float" office:value="31" calcext:value-type="float">
            <text:p>31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29" office:value-type="string" calcext:value-type="string">
            <text:p>計</text:p>
          </table:table-cell>
          <table:table-cell table:style-name="ce39" office:value-type="float" office:value="12536" calcext:value-type="float">
            <text:p>12,536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427" calcext:value-type="float">
            <text:p>427</text:p>
          </table:table-cell>
          <table:table-cell table:number-columns-repeated="2" table:style-name="ce39" office:value-type="float" office:value="276" calcext:value-type="float">
            <text:p>276</text:p>
          </table:table-cell>
          <table:table-cell table:style-name="ce39" office:value-type="float" office:value="689" calcext:value-type="float">
            <text:p>6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730" calcext:value-type="float">
            <text:p>1,730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556" calcext:value-type="float">
            <text:p>8,556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789" calcext:value-type="float">
            <text:p>12,789</text:p>
          </table:table-cell>
          <table:table-cell table:style-name="ce39" office:value-type="float" office:value="288" calcext:value-type="float">
            <text:p>288</text:p>
          </table:table-cell>
          <table:table-cell table:style-name="ce39" office:value-type="float" office:value="421" calcext:value-type="float">
            <text:p>421</text:p>
          </table:table-cell>
          <table:table-cell table:style-name="ce39" office:value-type="float" office:value="475" calcext:value-type="float">
            <text:p>475</text:p>
          </table:table-cell>
          <table:table-cell table:style-name="ce39" office:value-type="float" office:value="344" calcext:value-type="float">
            <text:p>344</text:p>
          </table:table-cell>
          <table:table-cell table:style-name="ce39" office:value-type="float" office:value="698" calcext:value-type="float">
            <text:p>69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01" calcext:value-type="float">
            <text:p>1,901</text:p>
          </table:table-cell>
          <table:table-cell table:style-name="ce39" office:value-type="float" office:value="102" calcext:value-type="float">
            <text:p>10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8556" calcext:value-type="float">
            <text:p>8,556</text:p>
          </table:table-cell>
          <table:table-cell table:number-columns-repeated="2" table:style-name="ce39" office:value-type="float" office:value="2" calcext:value-type="float">
            <text:p>2</text:p>
          </table:table-cell>
          <table:table-cell table:style-name="ce58" office:value-type="float" office:value="-253" calcext:value-type="float">
            <text:p><text:s/>－253</text:p>
          </table:table-cell>
          <table:table-cell table:style-name="ce66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5725" calcext:value-type="float">
            <text:p>5,725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26" calcext:value-type="float">
            <text:p>126</text:p>
          </table:table-cell>
          <table:table-cell table:style-name="ce40" office:value-type="float" office:value="315" calcext:value-type="float">
            <text:p>3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23" calcext:value-type="float">
            <text:p>82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09" calcext:value-type="float">
            <text:p>3,909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908" calcext:value-type="float">
            <text:p>5,908</text:p>
          </table:table-cell>
          <table:table-cell table:style-name="ce40" office:value-type="float" office:value="124" calcext:value-type="float">
            <text:p>124</text:p>
          </table:table-cell>
          <table:table-cell table:style-name="ce40" office:value-type="float" office:value="192" calcext:value-type="float">
            <text:p>192</text:p>
          </table:table-cell>
          <table:table-cell table:style-name="ce40" office:value-type="float" office:value="221" calcext:value-type="float">
            <text:p>221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30" calcext:value-type="float">
            <text:p>930</text:p>
          </table:table-cell>
          <table:table-cell table:style-name="ce40" office:value-type="float" office:value="55" calcext:value-type="float">
            <text:p>5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909" calcext:value-type="float">
            <text:p>3,90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-183" calcext:value-type="float">
            <text:p><text:s/>－183</text:p>
          </table:table-cell>
          <table:table-cell table:style-name="ce66" table:number-columns-repeated="993"/>
        </table:table-row>
        <table:table-row table:style-name="ro5">
          <table:table-cell table:style-name="ce9"/>
          <table:table-cell table:style-name="ce31" office:value-type="string" calcext:value-type="string">
            <text:p>女</text:p>
          </table:table-cell>
          <table:table-cell table:style-name="ce41" office:value-type="float" office:value="6811" calcext:value-type="float">
            <text:p>6,811</text:p>
          </table:table-cell>
          <table:table-cell table:style-name="ce41" office:value-type="float" office:value="195" calcext:value-type="float">
            <text:p>195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374" calcext:value-type="float">
            <text:p>3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647" calcext:value-type="float">
            <text:p>4,647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881" calcext:value-type="float">
            <text:p>6,881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47" calcext:value-type="float">
            <text:p>4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4647" calcext:value-type="float">
            <text:p>4,647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59" office:value-type="float" office:value="-70" calcext:value-type="float">
            <text:p><text:s/>－70</text:p>
          </table:table-cell>
          <table:table-cell table:style-name="ce66" table:number-columns-repeated="993"/>
        </table:table-row>
        <table:table-row table:style-name="ro5">
          <table:table-cell table:style-name="ce11"/>
          <table:table-cell table:style-name="ce29" office:value-type="string" calcext:value-type="string">
            <text:p>計</text:p>
          </table:table-cell>
          <table:table-cell table:style-name="ce39" office:value-type="float" office:value="37643" calcext:value-type="float">
            <text:p>37,643</text:p>
          </table:table-cell>
          <table:table-cell table:style-name="ce39" office:value-type="float" office:value="964" calcext:value-type="float">
            <text:p>964</text:p>
          </table:table-cell>
          <table:table-cell table:style-name="ce39" office:value-type="float" office:value="4391" calcext:value-type="float">
            <text:p>4,391</text:p>
          </table:table-cell>
          <table:table-cell table:style-name="ce39" office:value-type="float" office:value="2198" calcext:value-type="float">
            <text:p>2,198</text:p>
          </table:table-cell>
          <table:table-cell table:style-name="ce39" office:value-type="float" office:value="2420" calcext:value-type="float">
            <text:p>2,420</text:p>
          </table:table-cell>
          <table:table-cell table:style-name="ce39" office:value-type="float" office:value="893" calcext:value-type="float">
            <text:p>893</text:p>
          </table:table-cell>
          <table:table-cell table:style-name="ce39" office:value-type="float" office:value="1901" calcext:value-type="float">
            <text:p>1,9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7726" calcext:value-type="float">
            <text:p>7,726</text:p>
          </table:table-cell>
          <table:table-cell table:style-name="ce39" office:value-type="float" office:value="16316" calcext:value-type="float">
            <text:p>16,316</text:p>
          </table:table-cell>
          <table:table-cell table:style-name="ce39" office:value-type="float" office:value="668" calcext:value-type="float">
            <text:p>668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36082" calcext:value-type="float">
            <text:p>36,082</text:p>
          </table:table-cell>
          <table:table-cell table:style-name="ce39" office:value-type="float" office:value="730" calcext:value-type="float">
            <text:p>730</text:p>
          </table:table-cell>
          <table:table-cell table:style-name="ce39" office:value-type="float" office:value="3225" calcext:value-type="float">
            <text:p>3,225</text:p>
          </table:table-cell>
          <table:table-cell table:style-name="ce39" office:value-type="float" office:value="2377" calcext:value-type="float">
            <text:p>2,377</text:p>
          </table:table-cell>
          <table:table-cell table:style-name="ce39" office:value-type="float" office:value="2791" calcext:value-type="float">
            <text:p>2,791</text:p>
          </table:table-cell>
          <table:table-cell table:style-name="ce39" office:value-type="float" office:value="819" calcext:value-type="float">
            <text:p>819</text:p>
          </table:table-cell>
          <table:table-cell table:style-name="ce39" office:value-type="float" office:value="1730" calcext:value-type="float">
            <text:p>1,7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3" calcext:value-type="float">
            <text:p>34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726" calcext:value-type="float">
            <text:p>7,726</text:p>
          </table:table-cell>
          <table:table-cell table:style-name="ce39" office:value-type="float" office:value="16316" calcext:value-type="float">
            <text:p>16,316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21" calcext:value-type="float">
            <text:p>21</text:p>
          </table:table-cell>
          <table:table-cell table:style-name="ce58" office:value-type="float" office:value="1561" calcext:value-type="float">
            <text:p>1,561</text:p>
          </table:table-cell>
          <table:table-cell table:style-name="ce66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30" office:value-type="string" calcext:value-type="string">
            <text:p>男</text:p>
          </table:table-cell>
          <table:table-cell table:style-name="ce40" office:value-type="float" office:value="17340" calcext:value-type="float">
            <text:p>17,340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2127" calcext:value-type="float">
            <text:p>2,127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1111" calcext:value-type="float">
            <text:p>1,111</text:p>
          </table:table-cell>
          <table:table-cell table:style-name="ce40" office:value-type="float" office:value="403" calcext:value-type="float">
            <text:p>403</text:p>
          </table:table-cell>
          <table:table-cell table:style-name="ce40" office:value-type="float" office:value="930" calcext:value-type="float">
            <text:p>9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7479" calcext:value-type="float">
            <text:p>7,479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6648" calcext:value-type="float">
            <text:p>16,648</text:p>
          </table:table-cell>
          <table:table-cell table:style-name="ce40" office:value-type="float" office:value="343" calcext:value-type="float">
            <text:p>343</text:p>
          </table:table-cell>
          <table:table-cell table:style-name="ce40" office:value-type="float" office:value="1487" calcext:value-type="float">
            <text:p>1,487</text:p>
          </table:table-cell>
          <table:table-cell table:style-name="ce40" office:value-type="float" office:value="1134" calcext:value-type="float">
            <text:p>1,134</text:p>
          </table:table-cell>
          <table:table-cell table:style-name="ce40" office:value-type="float" office:value="1259" calcext:value-type="float">
            <text:p>1,259</text:p>
          </table:table-cell>
          <table:table-cell table:style-name="ce40" office:value-type="float" office:value="373" calcext:value-type="float">
            <text:p>373</text:p>
          </table:table-cell>
          <table:table-cell table:style-name="ce40" office:value-type="float" office:value="823" calcext:value-type="float">
            <text:p>82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64" calcext:value-type="float">
            <text:p>3,564</text:p>
          </table:table-cell>
          <table:table-cell table:style-name="ce40" office:value-type="float" office:value="7479" calcext:value-type="float">
            <text:p>7,479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11" calcext:value-type="float">
            <text:p>11</text:p>
          </table:table-cell>
          <table:table-cell table:style-name="ce59" office:value-type="float" office:value="692" calcext:value-type="float">
            <text:p>692</text:p>
          </table:table-cell>
          <table:table-cell table:style-name="ce66" table:number-columns-repeated="993"/>
        </table:table-row>
        <table:table-row table:style-name="ro5">
          <table:table-cell table:style-name="ce8"/>
          <table:table-cell table:style-name="ce31" office:value-type="string" calcext:value-type="string">
            <text:p>女</text:p>
          </table:table-cell>
          <table:table-cell table:style-name="ce41" office:value-type="float" office:value="20303" calcext:value-type="float">
            <text:p>20,303</text:p>
          </table:table-cell>
          <table:table-cell table:style-name="ce41" office:value-type="float" office:value="513" calcext:value-type="float">
            <text:p>513</text:p>
          </table:table-cell>
          <table:table-cell table:style-name="ce41" office:value-type="float" office:value="2264" calcext:value-type="float">
            <text:p>2,264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309" calcext:value-type="float">
            <text:p>1,309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971" calcext:value-type="float">
            <text:p>9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4162" calcext:value-type="float">
            <text:p>4,162</text:p>
          </table:table-cell>
          <table:table-cell table:style-name="ce41" office:value-type="float" office:value="8837" calcext:value-type="float">
            <text:p>8,837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9434" calcext:value-type="float">
            <text:p>19,434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1738" calcext:value-type="float">
            <text:p>1,738</text:p>
          </table:table-cell>
          <table:table-cell table:style-name="ce41" office:value-type="float" office:value="1243" calcext:value-type="float">
            <text:p>1,243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62" calcext:value-type="float">
            <text:p>4,162</text:p>
          </table:table-cell>
          <table:table-cell table:style-name="ce41" office:value-type="float" office:value="8837" calcext:value-type="float">
            <text:p>8,83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0" calcext:value-type="float">
            <text:p>10</text:p>
          </table:table-cell>
          <table:table-cell table:style-name="ce59" office:value-type="float" office:value="869" calcext:value-type="float">
            <text:p>869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222" calcext:value-type="float">
            <text:p>2,22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222" calcext:value-type="float">
            <text:p>22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0" calcext:value-type="float">
            <text:p>220</text:p>
          </table:table-cell>
          <table:table-cell table:style-name="ce42" office:value-type="float" office:value="1307" calcext:value-type="float">
            <text:p>1,30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72" calcext:value-type="float">
            <text:p>2,17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1307" calcext:value-type="float">
            <text:p>1,30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50" calcext:value-type="float">
            <text:p>50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016" calcext:value-type="float">
            <text:p>1,01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606" calcext:value-type="float">
            <text:p>60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6" calcext:value-type="float">
            <text:p>1,03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109" calcext:value-type="float">
            <text:p>10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606" calcext:value-type="float">
            <text:p>60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20" calcext:value-type="float">
            <text:p><text:s/>－20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06" calcext:value-type="float">
            <text:p>1,20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701" calcext:value-type="float">
            <text:p>701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36" calcext:value-type="float">
            <text:p>1,13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701" calcext:value-type="float">
            <text:p>70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70" calcext:value-type="float">
            <text:p>70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0160" calcext:value-type="float">
            <text:p>10,160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1790" calcext:value-type="float">
            <text:p>1,790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24" calcext:value-type="float">
            <text:p>1,424</text:p>
          </table:table-cell>
          <table:table-cell table:style-name="ce42" office:value-type="float" office:value="4808" calcext:value-type="float">
            <text:p>4,808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015" calcext:value-type="float">
            <text:p>9,015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1098" calcext:value-type="float">
            <text:p>1,098</text:p>
          </table:table-cell>
          <table:table-cell table:style-name="ce42" office:value-type="float" office:value="694" calcext:value-type="float">
            <text:p>694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9" calcext:value-type="float">
            <text:p>1,349</text:p>
          </table:table-cell>
          <table:table-cell table:style-name="ce42" office:value-type="float" office:value="4808" calcext:value-type="float">
            <text:p>4,80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60" office:value-type="float" office:value="1145" calcext:value-type="float">
            <text:p>1,145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662" calcext:value-type="float">
            <text:p>4,662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863" calcext:value-type="float">
            <text:p>863</text:p>
          </table:table-cell>
          <table:table-cell table:style-name="ce43" office:value-type="float" office:value="375" calcext:value-type="float">
            <text:p>375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38" calcext:value-type="float">
            <text:p>1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94" calcext:value-type="float">
            <text:p>694</text:p>
          </table:table-cell>
          <table:table-cell table:style-name="ce43" office:value-type="float" office:value="2147" calcext:value-type="float">
            <text:p>2,14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086" calcext:value-type="float">
            <text:p>4,086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323" calcext:value-type="float">
            <text:p>323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7" calcext:value-type="float">
            <text:p>647</text:p>
          </table:table-cell>
          <table:table-cell table:style-name="ce43" office:value-type="float" office:value="2147" calcext:value-type="float">
            <text:p>2,1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61" office:value-type="float" office:value="576" calcext:value-type="float">
            <text:p>576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498" calcext:value-type="float">
            <text:p>5,498</text:p>
          </table:table-cell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927" calcext:value-type="float">
            <text:p>927</text:p>
          </table:table-cell>
          <table:table-cell table:style-name="ce44" office:value-type="float" office:value="402" calcext:value-type="float">
            <text:p>402</text:p>
          </table:table-cell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730" calcext:value-type="float">
            <text:p>730</text:p>
          </table:table-cell>
          <table:table-cell table:style-name="ce44" office:value-type="float" office:value="2661" calcext:value-type="float">
            <text:p>2,661</text:p>
          </table:table-cell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929" calcext:value-type="float">
            <text:p>4,929</text:p>
          </table:table-cell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604" calcext:value-type="float">
            <text:p>604</text:p>
          </table:table-cell>
          <table:table-cell table:style-name="ce44" office:value-type="float" office:value="371" calcext:value-type="float">
            <text:p>371</text:p>
          </table:table-cell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02" calcext:value-type="float">
            <text:p>702</text:p>
          </table:table-cell>
          <table:table-cell table:style-name="ce44" office:value-type="float" office:value="2661" calcext:value-type="float">
            <text:p>2,66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style-name="ce61" office:value-type="float" office:value="569" calcext:value-type="float">
            <text:p>569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454" calcext:value-type="float">
            <text:p>2,45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8" calcext:value-type="float">
            <text:p>1,038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015" calcext:value-type="float">
            <text:p>2,01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6" calcext:value-type="float">
            <text:p>776</text:p>
          </table:table-cell>
          <table:table-cell table:style-name="ce42" office:value-type="float" office:value="789" calcext:value-type="float">
            <text:p>7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439" calcext:value-type="float">
            <text:p>439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26" calcext:value-type="float">
            <text:p>26</text:p>
          </table:table-cell>
          <table:table-cell table:number-columns-repeated="2" table:style-name="ce43" office:value-type="float" office:value="59" calcext:value-type="float">
            <text:p>5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9" calcext:value-type="float">
            <text:p>339</text:p>
          </table:table-cell>
          <table:table-cell table:style-name="ce43" office:value-type="float" office:value="373" calcext:value-type="float">
            <text:p>37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222" calcext:value-type="float">
            <text:p>222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303" calcext:value-type="float">
            <text:p>1,303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60" calcext:value-type="float">
            <text:p>560</text:p>
          </table:table-cell>
          <table:table-cell table:style-name="ce44" office:value-type="float" office:value="416" calcext:value-type="float">
            <text:p>416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86" calcext:value-type="float">
            <text:p>1,08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37" calcext:value-type="float">
            <text:p>437</text:p>
          </table:table-cell>
          <table:table-cell table:style-name="ce44" office:value-type="float" office:value="416" calcext:value-type="float">
            <text:p>4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217" calcext:value-type="float">
            <text:p>217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034" calcext:value-type="float">
            <text:p>2,034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52" calcext:value-type="float">
            <text:p>152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8" calcext:value-type="float">
            <text:p>548</text:p>
          </table:table-cell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862" calcext:value-type="float">
            <text:p>1,86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7" calcext:value-type="float">
            <text:p>487</text:p>
          </table:table-cell>
          <table:table-cell table:style-name="ce42" office:value-type="float" office:value="804" calcext:value-type="float">
            <text:p>80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172" calcext:value-type="float">
            <text:p>172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2"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28" calcext:value-type="float">
            <text:p>228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2" calcext:value-type="float">
            <text:p>85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1" office:value-type="float" office:value="38" calcext:value-type="float">
            <text:p>38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144" calcext:value-type="float">
            <text:p>1,14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0" calcext:value-type="float">
            <text:p>320</text:p>
          </table:table-cell>
          <table:table-cell table:style-name="ce44" office:value-type="float" office:value="433" calcext:value-type="float">
            <text:p>43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10" calcext:value-type="float">
            <text:p>1,010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27" calcext:value-type="float">
            <text:p>127</text:p>
          </table:table-cell>
          <table:table-cell table:number-columns-repeated="2"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54" calcext:value-type="float">
            <text:p>254</text:p>
          </table:table-cell>
          <table:table-cell table:style-name="ce44" office:value-type="float" office:value="433" calcext:value-type="float">
            <text:p>43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134" calcext:value-type="float">
            <text:p>134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3251" calcext:value-type="float">
            <text:p>3,25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506" calcext:value-type="float">
            <text:p>50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6" calcext:value-type="float">
            <text:p>446</text:p>
          </table:table-cell>
          <table:table-cell table:style-name="ce42" office:value-type="float" office:value="1700" calcext:value-type="float">
            <text:p>1,700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787" calcext:value-type="float">
            <text:p>3,787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811" calcext:value-type="float">
            <text:p>811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1700" calcext:value-type="float">
            <text:p>1,70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0" office:value-type="float" office:value="-536" calcext:value-type="float">
            <text:p><text:s/>－536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455" calcext:value-type="float">
            <text:p>1,45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768" calcext:value-type="float">
            <text:p>76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00" calcext:value-type="float">
            <text:p>1,700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76" calcext:value-type="float">
            <text:p>76</text:p>
          </table:table-cell>
          <table:table-cell table:style-name="ce43" office:value-type="float" office:value="356" calcext:value-type="float">
            <text:p>356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768" calcext:value-type="float">
            <text:p>7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-245" calcext:value-type="float">
            <text:p><text:s/>－245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796" calcext:value-type="float">
            <text:p>1,79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280" calcext:value-type="float">
            <text:p>280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932" calcext:value-type="float">
            <text:p>932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087" calcext:value-type="float">
            <text:p>2,087</text:p>
          </table:table-cell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455" calcext:value-type="float">
            <text:p>455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3" calcext:value-type="float">
            <text:p>353</text:p>
          </table:table-cell>
          <table:table-cell table:style-name="ce44" office:value-type="float" office:value="932" calcext:value-type="float">
            <text:p>93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61" office:value-type="float" office:value="-291" calcext:value-type="float">
            <text:p><text:s/>－291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520" calcext:value-type="float">
            <text:p>1,520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07" calcext:value-type="float">
            <text:p>40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7" calcext:value-type="float">
            <text:p>317</text:p>
          </table:table-cell>
          <table:table-cell table:style-name="ce42" office:value-type="float" office:value="489" calcext:value-type="float">
            <text:p>48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2" calcext:value-type="float">
            <text:p>1,62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499" calcext:value-type="float">
            <text:p>49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489" calcext:value-type="float">
            <text:p>4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102" calcext:value-type="float">
            <text:p><text:s/>－102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07" calcext:value-type="float">
            <text:p>70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9" calcext:value-type="float">
            <text:p>9</text:p>
          </table:table-cell>
          <table:table-cell table:number-columns-repeated="2" table:style-name="ce43" office:value-type="float" office:value="41" calcext:value-type="float">
            <text:p>41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226" calcext:value-type="float">
            <text:p>22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21" calcext:value-type="float">
            <text:p><text:s/>－21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813" calcext:value-type="float">
            <text:p>813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263" calcext:value-type="float">
            <text:p>26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94" calcext:value-type="float">
            <text:p>894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255" calcext:value-type="float">
            <text:p>25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263" calcext:value-type="float">
            <text:p>26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81" calcext:value-type="float">
            <text:p><text:s/>－81</text:p>
          </table:table-cell>
          <table:table-cell table:style-name="ce66" table:number-columns-repeated="993"/>
        </table:table-row>
        <table:table-row table:style-name="ro5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349" calcext:value-type="float">
            <text:p>2,34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13" calcext:value-type="float">
            <text:p>413</text:p>
          </table:table-cell>
          <table:table-cell table:style-name="ce42" office:value-type="float" office:value="107" calcext:value-type="float">
            <text:p>107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248" calcext:value-type="float">
            <text:p>2,24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240" calcext:value-type="float">
            <text:p>240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813" calcext:value-type="float">
            <text:p>81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01" calcext:value-type="float">
            <text:p>101</text:p>
          </table:table-cell>
          <table:table-cell table:style-name="ce66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124" calcext:value-type="float">
            <text:p>1,124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22" calcext:value-type="float">
            <text:p>22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4" calcext:value-type="float">
            <text:p>1,07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17" calcext:value-type="float">
            <text:p>11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374" calcext:value-type="float">
            <text:p>37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50" calcext:value-type="float">
            <text:p>50</text:p>
          </table:table-cell>
          <table:table-cell table:style-name="ce66" table:number-columns-repeated="993"/>
        </table:table-row>
        <table:table-row table:style-name="ro5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25" calcext:value-type="float">
            <text:p>1,22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58" calcext:value-type="float">
            <text:p>5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59" calcext:value-type="float">
            <text:p>259</text:p>
          </table:table-cell>
          <table:table-cell table:style-name="ce44" office:value-type="float" office:value="439" calcext:value-type="float">
            <text:p>439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174" calcext:value-type="float">
            <text:p>1,174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76" calcext:value-type="float">
            <text:p>276</text:p>
          </table:table-cell>
          <table:table-cell table:style-name="ce44" office:value-type="float" office:value="439" calcext:value-type="float">
            <text:p>43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2" office:value-type="float" office:value="51" calcext:value-type="float">
            <text:p>51</text:p>
          </table:table-cell>
          <table:table-cell table:style-name="ce66" table:number-columns-repeated="993"/>
        </table:table-row>
        <table:table-row table:style-name="ro6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731" calcext:value-type="float">
            <text:p>1,73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6" calcext:value-type="float">
            <text:p>1,67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22" calcext:value-type="float">
            <text:p>122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6" calcext:value-type="float">
            <text:p>696</text:p>
          </table:table-cell>
          <table:table-cell table:style-name="ce42" office:value-type="float" office:value="431" calcext:value-type="float">
            <text:p>4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55" calcext:value-type="float">
            <text:p>55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790" calcext:value-type="float">
            <text:p>79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3" calcext:value-type="float">
            <text:p>333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4" calcext:value-type="float">
            <text:p>76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203" calcext:value-type="float">
            <text:p>20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26" calcext:value-type="float">
            <text:p>26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941" calcext:value-type="float">
            <text:p>94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61" calcext:value-type="float">
            <text:p>61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95" calcext:value-type="float">
            <text:p>395</text:p>
          </table:table-cell>
          <table:table-cell table:style-name="ce44" office:value-type="float" office:value="228" calcext:value-type="float">
            <text:p>228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12" calcext:value-type="float">
            <text:p>91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228" calcext:value-type="float">
            <text:p>22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29" calcext:value-type="float">
            <text:p>29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962" calcext:value-type="float">
            <text:p>2,962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1462" calcext:value-type="float">
            <text:p>1,46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071" calcext:value-type="float">
            <text:p>3,071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56" calcext:value-type="float">
            <text:p>156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685" calcext:value-type="float">
            <text:p>6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8" calcext:value-type="float">
            <text:p>328</text:p>
          </table:table-cell>
          <table:table-cell table:style-name="ce42" office:value-type="float" office:value="1462" calcext:value-type="float">
            <text:p>1,4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-109" calcext:value-type="float">
            <text:p><text:s/>－109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1399" calcext:value-type="float">
            <text:p>1,39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683" calcext:value-type="float">
            <text:p>68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10" calcext:value-type="float">
            <text:p>1,41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683" calcext:value-type="float">
            <text:p>6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1" office:value-type="float" office:value="-11" calcext:value-type="float">
            <text:p><text:s/>－11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563" calcext:value-type="float">
            <text:p>1,563</text:p>
          </table:table-cell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337" calcext:value-type="float">
            <text:p>3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779" calcext:value-type="float">
            <text:p>779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661" calcext:value-type="float">
            <text:p>1,661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355" calcext:value-type="float">
            <text:p>35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779" calcext:value-type="float">
            <text:p>77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-98" calcext:value-type="float">
            <text:p><text:s/>－98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977" calcext:value-type="float">
            <text:p>97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8" calcext:value-type="float">
            <text:p>268</text:p>
          </table:table-cell>
          <table:table-cell table:style-name="ce42" office:value-type="float" office:value="295" calcext:value-type="float">
            <text:p>29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809" calcext:value-type="float">
            <text:p>80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295" calcext:value-type="float">
            <text:p>2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68" calcext:value-type="float">
            <text:p>16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75" calcext:value-type="float">
            <text:p>75</text:p>
          </table:table-cell>
          <table:table-cell table:number-columns-repeated="2" table:style-name="ce43" office:value-type="float" office:value="26" calcext:value-type="float">
            <text:p>2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42" calcext:value-type="float">
            <text:p>142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142" calcext:value-type="float">
            <text:p>14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67" calcext:value-type="float">
            <text:p>67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506" calcext:value-type="float">
            <text:p>50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05" calcext:value-type="float">
            <text:p>40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39" calcext:value-type="float">
            <text:p>3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53" calcext:value-type="float">
            <text:p>15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101" calcext:value-type="float">
            <text:p>101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902" calcext:value-type="float">
            <text:p>1,90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7" calcext:value-type="float">
            <text:p>347</text:p>
          </table:table-cell>
          <table:table-cell table:style-name="ce42" office:value-type="float" office:value="1025" calcext:value-type="float">
            <text:p>1,02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764" calcext:value-type="float">
            <text:p>1,76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51" calcext:value-type="float">
            <text:p>151</text:p>
          </table:table-cell>
          <table:table-cell table:style-name="ce42" office:value-type="float" office:value="117" calcext:value-type="float">
            <text:p>117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1025" calcext:value-type="float">
            <text:p>1,0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0" office:value-type="float" office:value="138" calcext:value-type="float">
            <text:p>13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85" calcext:value-type="float">
            <text:p>88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488" calcext:value-type="float">
            <text:p>48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1" office:value-type="float" office:value="49" calcext:value-type="float">
            <text:p>49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17" calcext:value-type="float">
            <text:p>1,01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537" calcext:value-type="float">
            <text:p>537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28" calcext:value-type="float">
            <text:p>928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537" calcext:value-type="float">
            <text:p>53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1" office:value-type="float" office:value="89" calcext:value-type="float">
            <text:p>89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558" calcext:value-type="float">
            <text:p>55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50" calcext:value-type="float">
            <text:p>1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76" calcext:value-type="float">
            <text:p>76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298" calcext:value-type="float">
            <text:p>29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6" calcext:value-type="float">
            <text:p>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289" calcext:value-type="float">
            <text:p>289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2" table:style-name="ce43" office:value-type="float" office:value="18" calcext:value-type="float">
            <text:p>1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76" calcext:value-type="float">
            <text:p>7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9" calcext:value-type="float">
            <text:p>9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260" calcext:value-type="float">
            <text:p>26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74" calcext:value-type="float">
            <text:p>7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67" calcext:value-type="float">
            <text:p>67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952" calcext:value-type="float">
            <text:p>1,95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920" calcext:value-type="float">
            <text:p>920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52" calcext:value-type="float">
            <text:p>1,95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" calcext:value-type="float">
            <text:p>255</text:p>
          </table:table-cell>
          <table:table-cell table:style-name="ce42" office:value-type="float" office:value="920" calcext:value-type="float">
            <text:p>9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0" calcext:value-type="float">
            <text:p>－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05" calcext:value-type="float">
            <text:p>905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8" calcext:value-type="float">
            <text:p>93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455" calcext:value-type="float">
            <text:p>4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33" calcext:value-type="float">
            <text:p><text:s/>－33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047" calcext:value-type="float">
            <text:p>1,047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220" calcext:value-type="float">
            <text:p>220</text:p>
          </table:table-cell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465" calcext:value-type="float">
            <text:p>4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014" calcext:value-type="float">
            <text:p>1,014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1" calcext:value-type="float">
            <text:p>131</text:p>
          </table:table-cell>
          <table:table-cell table:style-name="ce44" office:value-type="float" office:value="465" calcext:value-type="float">
            <text:p>465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33" calcext:value-type="float">
            <text:p>33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2234" calcext:value-type="float">
            <text:p>2,234</text:p>
          </table:table-cell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8" calcext:value-type="float">
            <text:p>738</text:p>
          </table:table-cell>
          <table:table-cell table:style-name="ce42" office:value-type="float" office:value="896" calcext:value-type="float">
            <text:p>89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26" calcext:value-type="float">
            <text:p>2,2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896" calcext:value-type="float">
            <text:p>89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999" calcext:value-type="float">
            <text:p>99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0" calcext:value-type="float">
            <text:p>370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1" office:value-type="float" office:value="24" calcext:value-type="float">
            <text:p>24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1235" calcext:value-type="float">
            <text:p>1,23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92" calcext:value-type="float">
            <text:p>392</text:p>
          </table:table-cell>
          <table:table-cell table:style-name="ce44" office:value-type="float" office:value="516" calcext:value-type="float">
            <text:p>516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251" calcext:value-type="float">
            <text:p>1,25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460" calcext:value-type="float">
            <text:p>460</text:p>
          </table:table-cell>
          <table:table-cell table:style-name="ce44" office:value-type="float" office:value="516" calcext:value-type="float">
            <text:p>516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61" office:value-type="float" office:value="-16" calcext:value-type="float">
            <text:p><text:s/>－16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337" calcext:value-type="float">
            <text:p>1,337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427" calcext:value-type="float">
            <text:p>4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81" calcext:value-type="float">
            <text:p>1,38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0" calcext:value-type="float">
            <text:p>620</text:p>
          </table:table-cell>
          <table:table-cell table:style-name="ce42" office:value-type="float" office:value="427" calcext:value-type="float">
            <text:p>4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44" calcext:value-type="float">
            <text:p><text:s/>－44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88" calcext:value-type="float">
            <text:p>588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7" calcext:value-type="float">
            <text:p>247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7" calcext:value-type="float">
            <text:p>6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187" calcext:value-type="float">
            <text:p>18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-39" calcext:value-type="float">
            <text:p><text:s/>－39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749" calcext:value-type="float">
            <text:p>749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36" calcext:value-type="float">
            <text:p>3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319" calcext:value-type="float">
            <text:p>319</text:p>
          </table:table-cell>
          <table:table-cell table:style-name="ce44" office:value-type="float" office:value="240" calcext:value-type="float">
            <text:p>240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754" calcext:value-type="float">
            <text:p>754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27" calcext:value-type="float">
            <text:p>327</text:p>
          </table:table-cell>
          <table:table-cell table:style-name="ce44" office:value-type="float" office:value="240" calcext:value-type="float">
            <text:p>24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-5" calcext:value-type="float">
            <text:p><text:s/>－5</text:p>
          </table:table-cell>
          <table:table-cell table:style-name="ce66" table:number-columns-repeated="993"/>
        </table:table-row>
        <table:table-row table:style-name="ro7">
          <table:table-cell table:style-name="ce14"/>
          <table:table-cell table:style-name="ce26" office:value-type="string" calcext:value-type="string">
            <text:p>計</text:p>
          </table:table-cell>
          <table:table-cell table:style-name="ce39" office:value-type="float" office:value="1277" calcext:value-type="float">
            <text:p>1,277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79" calcext:value-type="float">
            <text:p>279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51" calcext:value-type="float">
            <text:p>51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343" calcext:value-type="float">
            <text:p>34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85" calcext:value-type="float">
            <text:p>28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44" calcext:value-type="float">
            <text:p>644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29" calcext:value-type="float">
            <text:p>29</text:p>
          </table:table-cell>
          <table:table-cell table:style-name="ce39" office:value-type="float" office:value="21" calcext:value-type="float">
            <text:p>21</text:p>
          </table:table-cell>
          <table:table-cell table:style-name="ce39" office:value-type="float" office:value="39" calcext:value-type="float">
            <text:p>39</text:p>
          </table:table-cell>
          <table:table-cell table:style-name="ce39" office:value-type="float" office:value="144" calcext:value-type="float">
            <text:p>14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285" calcext:value-type="float">
            <text:p>28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633" calcext:value-type="float">
            <text:p>633</text:p>
          </table:table-cell>
          <table:table-cell table:style-name="ce66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627" calcext:value-type="float">
            <text:p>627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131" calcext:value-type="float">
            <text:p>13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174" calcext:value-type="float">
            <text:p>17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45" calcext:value-type="float">
            <text:p>45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83" calcext:value-type="float">
            <text:p>8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37" calcext:value-type="float">
            <text:p>1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9" office:value-type="float" office:value="279" calcext:value-type="float">
            <text:p>279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28" office:value-type="string" calcext:value-type="string">
            <text:p>女</text:p>
          </table:table-cell>
          <table:table-cell table:style-name="ce41" office:value-type="float" office:value="650" calcext:value-type="float">
            <text:p>65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69" calcext:value-type="float">
            <text:p>16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96" calcext:value-type="float">
            <text:p>29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61" calcext:value-type="float">
            <text:p>6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354" calcext:value-type="float">
            <text:p>354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148" calcext:value-type="float">
            <text:p>1,14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288" calcext:value-type="float">
            <text:p>28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40" calcext:value-type="float">
            <text:p>54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06" calcext:value-type="float">
            <text:p>10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61" calcext:value-type="float">
            <text:p>2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608" calcext:value-type="float">
            <text:p>608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541" calcext:value-type="float">
            <text:p>54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38" calcext:value-type="float">
            <text:p>13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0" calcext:value-type="float">
            <text:p>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1" calcext:value-type="float">
            <text:p>1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258" calcext:value-type="float">
            <text:p>258</text:p>
          </table:table-cell>
          <table:table-cell table:style-name="ce66" table:number-columns-repeated="993"/>
        </table:table-row>
        <table:table-row table:style-name="ro7">
          <table:table-cell table:style-name="ce10"/>
          <table:table-cell table:style-name="ce31" office:value-type="string" calcext:value-type="string">
            <text:p>女</text:p>
          </table:table-cell>
          <table:table-cell table:style-name="ce44" office:value-type="float" office:value="607" calcext:value-type="float">
            <text:p>60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50" calcext:value-type="float">
            <text:p>15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57" calcext:value-type="float">
            <text:p>25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46" calcext:value-type="float">
            <text:p>46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40" calcext:value-type="float">
            <text:p>14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350" calcext:value-type="float">
            <text:p>350</text:p>
          </table:table-cell>
          <table:table-cell table:style-name="ce66" table:number-columns-repeated="993"/>
        </table:table-row>
        <table:table-row table:style-name="ro7">
          <table:table-cell table:style-name="ce6"/>
          <table:table-cell table:style-name="ce29" office:value-type="string" calcext:value-type="string">
            <text:p>計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8" calcext:value-type="float">
            <text:p>3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5" calcext:value-type="float">
            <text:p>25</text:p>
          </table:table-cell>
          <table:table-cell table:style-name="ce66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30" office:value-type="string" calcext:value-type="string">
            <text:p>男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1" office:value-type="float" office:value="21" calcext:value-type="float">
            <text:p>21</text:p>
          </table:table-cell>
          <table:table-cell table:style-name="ce66" table:number-columns-repeated="993"/>
        </table:table-row>
        <table:table-row table:style-name="ro7">
          <table:table-cell table:style-name="ce15"/>
          <table:table-cell table:style-name="ce31" office:value-type="string" calcext:value-type="string">
            <text:p>女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4" calcext:value-type="float">
            <text:p>4</text:p>
          </table:table-cell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5" calcext:value-type="float">
            <text:p>15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1" office:value-type="float" office:value="4" calcext:value-type="float">
            <text:p>4</text:p>
          </table:table-cell>
          <table:table-cell table:style-name="ce66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2" table:number-columns-repeated="4"/>
          <table:table-cell table:style-name="ce63" office:value-type="string" calcext:value-type="string">
            <text:p>內政部戶政司 民國103年8月5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4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5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8-06T18:09:10</meta:creation-date>
    <dc:creator>user</dc:creator>
    <dc:date>2014-08-06T18:09:38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